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QWK</text:p>
          </table:table-cell>
          <table:table-cell table:style-name="ce1" office:value-type="string" calcext:value-type="string">
            <text:p>Pearson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_p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AP-AES</text:p>
          </table:table-cell>
          <table:table-cell office:value-type="string" calcext:value-type="string">
            <text:p>llama-4-scout_D_ASAP-AES_3call.csv</text:p>
          </table:table-cell>
          <table:table-cell office:value-type="float" office:value="0.62087429237089" calcext:value-type="float">
            <text:p>0.62087429237089</text:p>
          </table:table-cell>
          <table:table-cell office:value-type="float" office:value="0.709400136628071" calcext:value-type="float">
            <text:p>0.709400136628071</text:p>
          </table:table-cell>
          <table:table-cell office:value-type="float" office:value="0.304455187518506" calcext:value-type="float">
            <text:p>0.304455187518506</text:p>
          </table:table-cell>
          <table:table-cell office:value-type="float" office:value="0.303500452994056" calcext:value-type="float">
            <text:p>0.303500452994056</text:p>
          </table:table-cell>
          <table:table-cell table:number-columns-repeated="2" office:value-type="float" office:value="0.340659340659341" calcext:value-type="float">
            <text:p>0.340659340659341</text:p>
          </table:table-cell>
          <table:table-cell office:value-type="float" office:value="2.86141636141636" calcext:value-type="float">
            <text:p>2.86141636141636</text:p>
          </table:table-cell>
          <table:table-cell office:value-type="float" office:value="6.36708601243805" calcext:value-type="float">
            <text:p>6.36708601243805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AP-SAS</text:p>
          </table:table-cell>
          <table:table-cell office:value-type="string" calcext:value-type="string">
            <text:p>llama-4-scout_D_ASAP-SAS_3call.csv</text:p>
          </table:table-cell>
          <table:table-cell office:value-type="float" office:value="0.50629759936699" calcext:value-type="float">
            <text:p>0.50629759936699</text:p>
          </table:table-cell>
          <table:table-cell office:value-type="float" office:value="0.577477537530091" calcext:value-type="float">
            <text:p>0.577477537530091</text:p>
          </table:table-cell>
          <table:table-cell office:value-type="float" office:value="0.519617927240788" calcext:value-type="float">
            <text:p>0.519617927240788</text:p>
          </table:table-cell>
          <table:table-cell office:value-type="float" office:value="0.596553555961545" calcext:value-type="float">
            <text:p>0.596553555961545</text:p>
          </table:table-cell>
          <table:table-cell table:number-columns-repeated="2" office:value-type="float" office:value="0.519553072625698" calcext:value-type="float">
            <text:p>0.519553072625698</text:p>
          </table:table-cell>
          <table:table-cell office:value-type="float" office:value="0.55842644320298" calcext:value-type="float">
            <text:p>0.55842644320298</text:p>
          </table:table-cell>
          <table:table-cell office:value-type="float" office:value="0.781760773440399" calcext:value-type="float">
            <text:p>0.781760773440399</text:p>
          </table:table-cell>
          <table:table-cell office:value-type="float" office:value="18.61" calcext:value-type="float">
            <text:p>18.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AP2</text:p>
          </table:table-cell>
          <table:table-cell office:value-type="string" calcext:value-type="string">
            <text:p>llama-4-scout_D_ASAP2.csv</text:p>
          </table:table-cell>
          <table:table-cell office:value-type="float" office:value="0.4128436478403" calcext:value-type="float">
            <text:p>0.4128436478403</text:p>
          </table:table-cell>
          <table:table-cell office:value-type="float" office:value="0.535241804100993" calcext:value-type="float">
            <text:p>0.535241804100993</text:p>
          </table:table-cell>
          <table:table-cell office:value-type="float" office:value="0.326891675364787" calcext:value-type="float">
            <text:p>0.326891675364787</text:p>
          </table:table-cell>
          <table:table-cell office:value-type="float" office:value="0.287735158524842" calcext:value-type="float">
            <text:p>0.287735158524842</text:p>
          </table:table-cell>
          <table:table-cell table:number-columns-repeated="2" office:value-type="float" office:value="0.389157792836399" calcext:value-type="float">
            <text:p>0.389157792836399</text:p>
          </table:table-cell>
          <table:table-cell office:value-type="float" office:value="0.745400968054211" calcext:value-type="float">
            <text:p>0.745400968054211</text:p>
          </table:table-cell>
          <table:table-cell office:value-type="float" office:value="0.975334331131156" calcext:value-type="float">
            <text:p>0.975334331131156</text:p>
          </table:table-cell>
          <table:table-cell office:value-type="float" office:value="24.85" calcext:value-type="float">
            <text:p>24.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SAP_plus_plus</text:p>
          </table:table-cell>
          <table:table-cell office:value-type="string" calcext:value-type="string">
            <text:p>llama-4-scout_D_ASAP_plus_plus_3call.csv</text:p>
          </table:table-cell>
          <table:table-cell office:value-type="float" office:value="0.242316119488143" calcext:value-type="float">
            <text:p>0.242316119488143</text:p>
          </table:table-cell>
          <table:table-cell office:value-type="float" office:value="0.817628896462272" calcext:value-type="float">
            <text:p>0.817628896462272</text:p>
          </table:table-cell>
          <table:table-cell office:value-type="float" office:value="0.0281090904381326" calcext:value-type="float">
            <text:p>0.0281090904381326</text:p>
          </table:table-cell>
          <table:table-cell office:value-type="float" office:value="0.10877924420638" calcext:value-type="float">
            <text:p>0.10877924420638</text:p>
          </table:table-cell>
          <table:table-cell table:number-columns-repeated="2" office:value-type="float" office:value="0.0402010050251256" calcext:value-type="float">
            <text:p>0.0402010050251256</text:p>
          </table:table-cell>
          <table:table-cell office:value-type="float" office:value="6.64195979899498" calcext:value-type="float">
            <text:p>6.64195979899498</text:p>
          </table:table-cell>
          <table:table-cell office:value-type="float" office:value="8.14948154263419" calcext:value-type="float">
            <text:p>8.14948154263419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EtlE_2way</text:p>
          </table:table-cell>
          <table:table-cell office:value-type="string" calcext:value-type="string">
            <text:p>llama-4-scout_D_BEEtlE_2way_3call.csv</text:p>
          </table:table-cell>
          <table:table-cell office:value-type="float" office:value="0.362652705061082" calcext:value-type="float">
            <text:p>0.362652705061082</text:p>
          </table:table-cell>
          <table:table-cell office:value-type="float" office:value="0.365782740832063" calcext:value-type="float">
            <text:p>0.365782740832063</text:p>
          </table:table-cell>
          <table:table-cell office:value-type="float" office:value="0.688338084294037" calcext:value-type="float">
            <text:p>0.688338084294037</text:p>
          </table:table-cell>
          <table:table-cell office:value-type="float" office:value="0.696711536747863" calcext:value-type="float">
            <text:p>0.696711536747863</text:p>
          </table:table-cell>
          <table:table-cell table:number-columns-repeated="2" office:value-type="float" office:value="0.685606060606061" calcext:value-type="float">
            <text:p>0.685606060606061</text:p>
          </table:table-cell>
          <table:table-cell office:value-type="float" office:value="0.314393939393939" calcext:value-type="float">
            <text:p>0.314393939393939</text:p>
          </table:table-cell>
          <table:table-cell office:value-type="float" office:value="0.560708426362525" calcext:value-type="float">
            <text:p>0.560708426362525</text:p>
          </table:table-cell>
          <table:table-cell office:value-type="float" office:value="31.44" calcext:value-type="float">
            <text:p>31.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EtlE_3way</text:p>
          </table:table-cell>
          <table:table-cell office:value-type="string" calcext:value-type="string">
            <text:p>llama-4-scout_D_BEEtlE_3way_3call.csv</text:p>
          </table:table-cell>
          <table:table-cell office:value-type="float" office:value="0.392858941431233" calcext:value-type="float">
            <text:p>0.392858941431233</text:p>
          </table:table-cell>
          <table:table-cell office:value-type="float" office:value="0.406050851918442" calcext:value-type="float">
            <text:p>0.406050851918442</text:p>
          </table:table-cell>
          <table:table-cell office:value-type="float" office:value="0.439131033311752" calcext:value-type="float">
            <text:p>0.439131033311752</text:p>
          </table:table-cell>
          <table:table-cell office:value-type="float" office:value="0.677474296222846" calcext:value-type="float">
            <text:p>0.677474296222846</text:p>
          </table:table-cell>
          <table:table-cell table:number-columns-repeated="2" office:value-type="float" office:value="0.518939393939394" calcext:value-type="float">
            <text:p>0.51893939393939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01876336206147" calcext:value-type="float">
            <text:p>1.01876336206147</text:p>
          </table:table-cell>
          <table:table-cell office:value-type="float" office:value="33.33" calcext:value-type="float">
            <text:p>33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SEE</text:p>
          </table:table-cell>
          <table:table-cell office:value-type="string" calcext:value-type="string">
            <text:p>llama-4-scout_D_CSEE_3call.csv</text:p>
          </table:table-cell>
          <table:table-cell office:value-type="float" office:value="0.621621707016305" calcext:value-type="float">
            <text:p>0.621621707016305</text:p>
          </table:table-cell>
          <table:table-cell office:value-type="float" office:value="0.691063407178868" calcext:value-type="float">
            <text:p>0.691063407178868</text:p>
          </table:table-cell>
          <table:table-cell office:value-type="float" office:value="0.185325052956041" calcext:value-type="float">
            <text:p>0.185325052956041</text:p>
          </table:table-cell>
          <table:table-cell office:value-type="float" office:value="0.234284640957757" calcext:value-type="float">
            <text:p>0.234284640957757</text:p>
          </table:table-cell>
          <table:table-cell table:number-columns-repeated="2" office:value-type="float" office:value="0.22262118491921" calcext:value-type="float">
            <text:p>0.22262118491921</text:p>
          </table:table-cell>
          <table:table-cell office:value-type="float" office:value="1.74416517055655" calcext:value-type="float">
            <text:p>1.74416517055655</text:p>
          </table:table-cell>
          <table:table-cell office:value-type="float" office:value="2.22030013624127" calcext:value-type="float">
            <text:p>2.22030013624127</text:p>
          </table:table-cell>
          <table:table-cell office:value-type="float" office:value="10.9" calcext:value-type="float">
            <text:p>10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lts_Writing_Dataset</text:p>
          </table:table-cell>
          <table:table-cell office:value-type="string" calcext:value-type="string">
            <text:p>llama-4-scout_D_Ielts_Writing_Dataset_3call.csv</text:p>
          </table:table-cell>
          <table:table-cell office:value-type="float" office:value="0.366197183098591" calcext:value-type="float">
            <text:p>0.366197183098591</text:p>
          </table:table-cell>
          <table:table-cell office:value-type="float" office:value="0.636889442091875" calcext:value-type="float">
            <text:p>0.636889442091875</text:p>
          </table:table-cell>
          <table:table-cell office:value-type="float" office:value="0.264814814814815" calcext:value-type="float">
            <text:p>0.264814814814815</text:p>
          </table:table-cell>
          <table:table-cell office:value-type="float" office:value="0.244817927170868" calcext:value-type="float">
            <text:p>0.244817927170868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844444444444444" calcext:value-type="float">
            <text:p>0.844444444444444</text:p>
          </table:table-cell>
          <table:table-cell office:value-type="float" office:value="1.05847549351431" calcext:value-type="float">
            <text:p>1.05847549351431</text:p>
          </table:table-cell>
          <table:table-cell office:value-type="float" office:value="10.56" calcext:value-type="float">
            <text:p>10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lts_Writing_Task_2_Dataset</text:p>
          </table:table-cell>
          <table:table-cell office:value-type="string" calcext:value-type="string">
            <text:p>llama-4-scout_D_Ielts_Writing_Task_2_Dataset_3call.csv</text:p>
          </table:table-cell>
          <table:table-cell office:value-type="float" office:value="0.17894977834204" calcext:value-type="float">
            <text:p>0.17894977834204</text:p>
          </table:table-cell>
          <table:table-cell office:value-type="float" office:value="0.302244660363028" calcext:value-type="float">
            <text:p>0.302244660363028</text:p>
          </table:table-cell>
          <table:table-cell office:value-type="float" office:value="0.205794491060054" calcext:value-type="float">
            <text:p>0.205794491060054</text:p>
          </table:table-cell>
          <table:table-cell office:value-type="float" office:value="0.258760980120203" calcext:value-type="float">
            <text:p>0.258760980120203</text:p>
          </table:table-cell>
          <table:table-cell table:number-columns-repeated="2" office:value-type="float" office:value="0.203883495145631" calcext:value-type="float">
            <text:p>0.203883495145631</text:p>
          </table:table-cell>
          <table:table-cell office:value-type="float" office:value="1.54854368932039" calcext:value-type="float">
            <text:p>1.54854368932039</text:p>
          </table:table-cell>
          <table:table-cell office:value-type="float" office:value="1.87881219792743" calcext:value-type="float">
            <text:p>1.87881219792743</text:p>
          </table:table-cell>
          <table:table-cell office:value-type="float" office:value="19.36" calcext:value-type="float">
            <text:p>19.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hlar</text:p>
          </table:table-cell>
          <table:table-cell office:value-type="string" calcext:value-type="string">
            <text:p>llama-4-scout_D_Mohlar_3call.csv</text:p>
          </table:table-cell>
          <table:table-cell office:value-type="float" office:value="0.0237548772090887" calcext:value-type="float">
            <text:p>0.0237548772090887</text:p>
          </table:table-cell>
          <table:table-cell office:value-type="float" office:value="0.0350449272610313" calcext:value-type="float">
            <text:p>0.0350449272610313</text:p>
          </table:table-cell>
          <table:table-cell office:value-type="float" office:value="0.24571906105202" calcext:value-type="float">
            <text:p>0.24571906105202</text:p>
          </table:table-cell>
          <table:table-cell office:value-type="float" office:value="0.260295378380485" calcext:value-type="float">
            <text:p>0.260295378380485</text:p>
          </table:table-cell>
          <table:table-cell table:number-columns-repeated="2" office:value-type="float" office:value="0.24468085106383" calcext:value-type="float">
            <text:p>0.24468085106383</text:p>
          </table:table-cell>
          <table:table-cell office:value-type="float" office:value="1.51418439716312" calcext:value-type="float">
            <text:p>1.51418439716312</text:p>
          </table:table-cell>
          <table:table-cell office:value-type="float" office:value="1.95728619959869" calcext:value-type="float">
            <text:p>1.95728619959869</text:p>
          </table:table-cell>
          <table:table-cell office:value-type="float" office:value="30.28" calcext:value-type="float">
            <text:p>30.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_Dataset_q1</text:p>
          </table:table-cell>
          <table:table-cell office:value-type="string" calcext:value-type="string">
            <text:p>llama-4-scout_D_OS_Dataset_q1_3call.csv</text:p>
          </table:table-cell>
          <table:table-cell office:value-type="float" office:value="-0.360759493670886" calcext:value-type="float">
            <text:p>-0.360759493670886</text:p>
          </table:table-cell>
          <table:table-cell office:value-type="float" office:value="-0.347372184204859" calcext:value-type="float">
            <text:p>-0.347372184204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93333333333333" calcext:value-type="float">
            <text:p>8.93333333333333</text:p>
          </table:table-cell>
          <table:table-cell office:value-type="float" office:value="11.1275434046434" calcext:value-type="float">
            <text:p>11.1275434046434</text:p>
          </table:table-cell>
          <table:table-cell office:value-type="float" office:value="8.93" calcext:value-type="float">
            <text:p>8.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_Dataset_q2</text:p>
          </table:table-cell>
          <table:table-cell office:value-type="string" calcext:value-type="string">
            <text:p>llama-4-scout_D_OS_Dataset_q2_3call.csv</text:p>
          </table:table-cell>
          <table:table-cell office:value-type="float" office:value="0.0254237288135594" calcext:value-type="float">
            <text:p>0.0254237288135594</text:p>
          </table:table-cell>
          <table:table-cell office:value-type="float" office:value="-0.0709864675025482" calcext:value-type="float">
            <text:p>-0.0709864675025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46666666666667" calcext:value-type="float">
            <text:p>5.46666666666667</text:p>
          </table:table-cell>
          <table:table-cell office:value-type="float" office:value="7.08676387515643" calcext:value-type="float">
            <text:p>7.08676387515643</text:p>
          </table:table-cell>
          <table:table-cell office:value-type="float" office:value="5.47" calcext:value-type="float">
            <text:p>5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_Dataset_q3</text:p>
          </table:table-cell>
          <table:table-cell office:value-type="string" calcext:value-type="string">
            <text:p>llama-4-scout_D_OS_Dataset_q3_3call.csv</text:p>
          </table:table-cell>
          <table:table-cell office:value-type="float" office:value="-0.229508196721311" calcext:value-type="float">
            <text:p>-0.229508196721311</text:p>
          </table:table-cell>
          <table:table-cell office:value-type="float" office:value="-0.317940984357239" calcext:value-type="float">
            <text:p>-0.317940984357239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5.2" calcext:value-type="float">
            <text:p>5.2</text:p>
          </table:table-cell>
          <table:table-cell office:value-type="float" office:value="5.83476172987762" calcext:value-type="float">
            <text:p>5.83476172987762</text:p>
          </table:table-cell>
          <table:table-cell office:value-type="float" office:value="5.2" calcext:value-type="float">
            <text:p>5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_Dataset_q4</text:p>
          </table:table-cell>
          <table:table-cell office:value-type="string" calcext:value-type="string">
            <text:p>llama-4-scout_D_OS_Dataset_q4_3call.csv</text:p>
          </table:table-cell>
          <table:table-cell office:value-type="float" office:value="-0.106194690265487" calcext:value-type="float">
            <text:p>-0.106194690265487</text:p>
          </table:table-cell>
          <table:table-cell office:value-type="float" office:value="-0.0410381741373438" calcext:value-type="float">
            <text:p>-0.04103817413734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06666666666667" calcext:value-type="float">
            <text:p>7.06666666666667</text:p>
          </table:table-cell>
          <table:table-cell office:value-type="float" office:value="8.33199989331626" calcext:value-type="float">
            <text:p>8.33199989331626</text:p>
          </table:table-cell>
          <table:table-cell office:value-type="float" office:value="7.07" calcext:value-type="float">
            <text:p>7.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_Dataset_q5</text:p>
          </table:table-cell>
          <table:table-cell office:value-type="string" calcext:value-type="string">
            <text:p>llama-4-scout_D_OS_Dataset_q5_3call.csv</text:p>
          </table:table-cell>
          <table:table-cell office:value-type="float" office:value="0.574780058651026" calcext:value-type="float">
            <text:p>0.574780058651026</text:p>
          </table:table-cell>
          <table:table-cell office:value-type="float" office:value="0.867360018038469" calcext:value-type="float">
            <text:p>0.867360018038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93333333333333" calcext:value-type="float">
            <text:p>7.93333333333333</text:p>
          </table:table-cell>
          <table:table-cell office:value-type="float" office:value="8.52577790520542" calcext:value-type="float">
            <text:p>8.52577790520542</text:p>
          </table:table-cell>
          <table:table-cell office:value-type="float" office:value="7.93" calcext:value-type="float">
            <text:p>7.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ading_Dataset_J2C</text:p>
          </table:table-cell>
          <table:table-cell office:value-type="string" calcext:value-type="string">
            <text:p>llama-4-scout_D_Regrading_Dataset_J2C_3call.csv</text:p>
          </table:table-cell>
          <table:table-cell office:value-type="float" office:value="0.190476190476191" calcext:value-type="float">
            <text:p>0.190476190476191</text:p>
          </table:table-cell>
          <table:table-cell office:value-type="float" office:value="0.285452208107546" calcext:value-type="float">
            <text:p>0.285452208107546</text:p>
          </table:table-cell>
          <table:table-cell office:value-type="float" office:value="0.116402116402116" calcext:value-type="float">
            <text:p>0.116402116402116</text:p>
          </table:table-cell>
          <table:table-cell office:value-type="float" office:value="0.180555555555556" calcext:value-type="float">
            <text:p>0.180555555555556</text:p>
          </table:table-cell>
          <table:table-cell table:number-columns-repeated="2" office:value-type="float" office:value="0.0952380952380952" calcext:value-type="float">
            <text:p>0.0952380952380952</text:p>
          </table:table-cell>
          <table:table-cell office:value-type="float" office:value="2.34920634920635" calcext:value-type="float">
            <text:p>2.34920634920635</text:p>
          </table:table-cell>
          <table:table-cell office:value-type="float" office:value="2.88743858589262" calcext:value-type="float">
            <text:p>2.88743858589262</text:p>
          </table:table-cell>
          <table:table-cell office:value-type="float" office:value="29.37" calcext:value-type="float">
            <text:p>29.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ce_Chem_Q1</text:p>
          </table:table-cell>
          <table:table-cell office:value-type="string" calcext:value-type="string">
            <text:p>llama-4-scout_D_Rice_Chem_Q1_3call.csv</text:p>
          </table:table-cell>
          <table:table-cell office:value-type="float" office:value="0.265734265734266" calcext:value-type="float">
            <text:p>0.265734265734266</text:p>
          </table:table-cell>
          <table:table-cell office:value-type="float" office:value="0.40758720133971" calcext:value-type="float">
            <text:p>0.40758720133971</text:p>
          </table:table-cell>
          <table:table-cell office:value-type="float" office:value="0.284013605442177" calcext:value-type="float">
            <text:p>0.284013605442177</text:p>
          </table:table-cell>
          <table:table-cell office:value-type="float" office:value="0.452380952380952" calcext:value-type="float">
            <text:p>0.452380952380952</text:p>
          </table:table-cell>
          <table:table-cell table:number-columns-repeated="2" office:value-type="float" office:value="0.214285714285714" calcext:value-type="float">
            <text:p>0.214285714285714</text:p>
          </table:table-cell>
          <table:table-cell office:value-type="float" office:value="1.69047619047619" calcext:value-type="float">
            <text:p>1.69047619047619</text:p>
          </table:table-cell>
          <table:table-cell office:value-type="float" office:value="2.23251584185353" calcext:value-type="float">
            <text:p>2.23251584185353</text:p>
          </table:table-cell>
          <table:table-cell office:value-type="float" office:value="21.13" calcext:value-type="float">
            <text:p>21.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ce_Chem_Q2</text:p>
          </table:table-cell>
          <table:table-cell office:value-type="string" calcext:value-type="string">
            <text:p>llama-4-scout_D_Rice_Chem_Q2_3call.csv</text:p>
          </table:table-cell>
          <table:table-cell office:value-type="float" office:value="0.692485549132948" calcext:value-type="float">
            <text:p>0.692485549132948</text:p>
          </table:table-cell>
          <table:table-cell office:value-type="float" office:value="0.745760701772509" calcext:value-type="float">
            <text:p>0.745760701772509</text:p>
          </table:table-cell>
          <table:table-cell office:value-type="float" office:value="0.268398268398268" calcext:value-type="float">
            <text:p>0.268398268398268</text:p>
          </table:table-cell>
          <table:table-cell office:value-type="float" office:value="0.339285714285714" calcext:value-type="float">
            <text:p>0.339285714285714</text:p>
          </table:table-cell>
          <table:table-cell table:number-columns-repeated="2" office:value-type="float" office:value="0.285714285714286" calcext:value-type="float">
            <text:p>0.285714285714286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91899444567713" calcext:value-type="float">
            <text:p>1.91899444567713</text:p>
          </table:table-cell>
          <table:table-cell office:value-type="float" office:value="19.64" calcext:value-type="float">
            <text:p>19.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ce_Chem_Q3</text:p>
          </table:table-cell>
          <table:table-cell office:value-type="string" calcext:value-type="string">
            <text:p>llama-4-scout_D_Rice_Chem_Q3_3call.csv</text:p>
          </table:table-cell>
          <table:table-cell office:value-type="float" office:value="0.501214181641574" calcext:value-type="float">
            <text:p>0.501214181641574</text:p>
          </table:table-cell>
          <table:table-cell office:value-type="float" office:value="0.799364452092545" calcext:value-type="float">
            <text:p>0.799364452092545</text:p>
          </table:table-cell>
          <table:table-cell office:value-type="float" office:value="0.0307692307692308" calcext:value-type="float">
            <text:p>0.0307692307692308</text:p>
          </table:table-cell>
          <table:table-cell office:value-type="float" office:value="0.0192307692307692" calcext:value-type="float">
            <text:p>0.0192307692307692</text:p>
          </table:table-cell>
          <table:table-cell table:number-columns-repeated="2" office:value-type="float" office:value="0.0769230769230769" calcext:value-type="float">
            <text:p>0.0769230769230769</text:p>
          </table:table-cell>
          <table:table-cell office:value-type="float" office:value="2.07692307692308" calcext:value-type="float">
            <text:p>2.07692307692308</text:p>
          </table:table-cell>
          <table:table-cell office:value-type="float" office:value="2.41964891145407" calcext:value-type="float">
            <text:p>2.41964891145407</text:p>
          </table:table-cell>
          <table:table-cell office:value-type="float" office:value="23.08" calcext:value-type="float">
            <text:p>23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ce_Chem_Q4</text:p>
          </table:table-cell>
          <table:table-cell office:value-type="string" calcext:value-type="string">
            <text:p>llama-4-scout_D_Rice_Chem_Q4_3call.csv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622016689410149" calcext:value-type="float">
            <text:p>0.622016689410149</text:p>
          </table:table-cell>
          <table:table-cell office:value-type="float" office:value="0.729783037475345" calcext:value-type="float">
            <text:p>0.729783037475345</text:p>
          </table:table-cell>
          <table:table-cell office:value-type="float" office:value="0.903846153846154" calcext:value-type="float">
            <text:p>0.903846153846154</text:p>
          </table:table-cell>
          <table:table-cell table:number-columns-repeated="2" office:value-type="float" office:value="0.615384615384615" calcext:value-type="float">
            <text:p>0.615384615384615</text:p>
          </table:table-cell>
          <table:table-cell office:value-type="float" office:value="0.487179487179487" calcext:value-type="float">
            <text:p>0.487179487179487</text:p>
          </table:table-cell>
          <table:table-cell office:value-type="float" office:value="0.832050294337844" calcext:value-type="float">
            <text:p>0.832050294337844</text:p>
          </table:table-cell>
          <table:table-cell office:value-type="float" office:value="6.09" calcext:value-type="float">
            <text:p>6.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iEntSBank_2way</text:p>
          </table:table-cell>
          <table:table-cell office:value-type="string" calcext:value-type="string">
            <text:p>llama-4-scout_D_SciEntSBank_2way_3call.csv</text:p>
          </table:table-cell>
          <table:table-cell office:value-type="float" office:value="0.406096078582922" calcext:value-type="float">
            <text:p>0.406096078582922</text:p>
          </table:table-cell>
          <table:table-cell office:value-type="float" office:value="0.412376971198917" calcext:value-type="float">
            <text:p>0.412376971198917</text:p>
          </table:table-cell>
          <table:table-cell office:value-type="float" office:value="0.712408651844888" calcext:value-type="float">
            <text:p>0.712408651844888</text:p>
          </table:table-cell>
          <table:table-cell office:value-type="float" office:value="0.716741715539305" calcext:value-type="float">
            <text:p>0.716741715539305</text:p>
          </table:table-cell>
          <table:table-cell table:number-columns-repeated="2" office:value-type="float" office:value="0.718367346938775" calcext:value-type="float">
            <text:p>0.718367346938775</text:p>
          </table:table-cell>
          <table:table-cell office:value-type="float" office:value="0.281632653061224" calcext:value-type="float">
            <text:p>0.281632653061224</text:p>
          </table:table-cell>
          <table:table-cell office:value-type="float" office:value="0.530690732028763" calcext:value-type="float">
            <text:p>0.530690732028763</text:p>
          </table:table-cell>
          <table:table-cell office:value-type="float" office:value="28.16" calcext:value-type="float">
            <text:p>28.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iEntSBank_3way</text:p>
          </table:table-cell>
          <table:table-cell office:value-type="string" calcext:value-type="string">
            <text:p>llama-4-scout_D_SciEntSBank_3way_3call.csv</text:p>
          </table:table-cell>
          <table:table-cell office:value-type="float" office:value="0.384578496213559" calcext:value-type="float">
            <text:p>0.384578496213559</text:p>
          </table:table-cell>
          <table:table-cell office:value-type="float" office:value="0.393997070477818" calcext:value-type="float">
            <text:p>0.393997070477818</text:p>
          </table:table-cell>
          <table:table-cell office:value-type="float" office:value="0.602116983206683" calcext:value-type="float">
            <text:p>0.602116983206683</text:p>
          </table:table-cell>
          <table:table-cell office:value-type="float" office:value="0.583172113439971" calcext:value-type="float">
            <text:p>0.583172113439971</text:p>
          </table:table-cell>
          <table:table-cell table:number-columns-repeated="2" office:value-type="float" office:value="0.636734693877551" calcext:value-type="float">
            <text:p>0.636734693877551</text:p>
          </table:table-cell>
          <table:table-cell office:value-type="float" office:value="0.62530612244898" calcext:value-type="float">
            <text:p>0.62530612244898</text:p>
          </table:table-cell>
          <table:table-cell office:value-type="float" office:value="1.07209503081678" calcext:value-type="float">
            <text:p>1.07209503081678</text:p>
          </table:table-cell>
          <table:table-cell office:value-type="float" office:value="31.27" calcext:value-type="float">
            <text:p>31.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suade_2</text:p>
          </table:table-cell>
          <table:table-cell office:value-type="string" calcext:value-type="string">
            <text:p>llama-4-scout_D_persuade_2_3call.csv</text:p>
          </table:table-cell>
          <table:table-cell office:value-type="float" office:value="0.296243291592129" calcext:value-type="float">
            <text:p>0.296243291592129</text:p>
          </table:table-cell>
          <table:table-cell office:value-type="float" office:value="0.461917769608514" calcext:value-type="float">
            <text:p>0.461917769608514</text:p>
          </table:table-cell>
          <table:table-cell office:value-type="float" office:value="0.232776011070954" calcext:value-type="float">
            <text:p>0.232776011070954</text:p>
          </table:table-cell>
          <table:table-cell office:value-type="float" office:value="0.369567966538803" calcext:value-type="float">
            <text:p>0.369567966538803</text:p>
          </table:table-cell>
          <table:table-cell table:number-columns-repeated="2" office:value-type="float" office:value="0.305860805860806" calcext:value-type="float">
            <text:p>0.305860805860806</text:p>
          </table:table-cell>
          <table:table-cell office:value-type="float" office:value="0.978021978021978" calcext:value-type="float">
            <text:p>0.978021978021978</text:p>
          </table:table-cell>
          <table:table-cell office:value-type="float" office:value="1.25539130393966" calcext:value-type="float">
            <text:p>1.25539130393966</text:p>
          </table:table-cell>
          <table:table-cell office:value-type="float" office:value="19.56" calcext:value-type="float">
            <text:p>19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🏆 OVERALL AVERAGE</text:p>
          </table:table-cell>
          <table:table-cell office:value-type="string" calcext:value-type="string">
            <text:p>(23 datasets)</text:p>
          </table:table-cell>
          <table:table-cell office:value-type="float" office:value="0.304239466955504" calcext:value-type="float">
            <text:p>0.304239466955504</text:p>
          </table:table-cell>
          <table:table-cell office:value-type="float" office:value="0.404144333748301" calcext:value-type="float">
            <text:p>0.404144333748301</text:p>
          </table:table-cell>
          <table:table-cell office:value-type="float" office:value="0.277602796637417" calcext:value-type="float">
            <text:p>0.277602796637417</text:p>
          </table:table-cell>
          <table:table-cell office:value-type="float" office:value="0.323204091830612" calcext:value-type="float">
            <text:p>0.323204091830612</text:p>
          </table:table-cell>
          <table:table-cell table:number-columns-repeated="2" office:value-type="float" office:value="0.28755699265407" calcext:value-type="float">
            <text:p>0.28755699265407</text:p>
          </table:table-cell>
          <table:table-cell office:value-type="float" office:value="2.69999027425911" calcext:value-type="float">
            <text:p>2.69999027425911</text:p>
          </table:table-cell>
          <table:table-cell office:value-type="float" office:value="3.43581219258909" calcext:value-type="float">
            <text:p>3.43581219258909</text:p>
          </table:table-cell>
          <table:table-cell office:value-type="float" office:value="18.677619047619" calcext:value-type="float">
            <text:p>18.677619047619</text:p>
          </table:table-cell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sults" style:display-name="PageStyle_Resul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12-05T03:16:06</meta:creation-date>
    <dc:date>2025-12-06T03:43:53.384426694</dc:date>
    <meta:generator>LibreOffice/7.3.7.2$Linux_X86_64 LibreOffice_project/30$Build-2</meta:generator>
    <meta:editing-duration>PT39S</meta:editing-duration>
    <meta:editing-cycles>1</meta:editing-cycles>
    <meta:document-statistic meta:table-count="1" meta:cell-count="275" meta:object-count="0"/>
    <meta:user-defined meta:name="AppVersion">3.1</meta:user-defined>
  </office:meta>
</office:document-meta>
</file>